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4000003883B321EA1259B773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Symbol" svg:font-family="Symbol"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svg:font-family="Arial, sans-serif"/>
    <style:font-face style:name="Garamond1" svg:font-family="Garamond"/>
    <style:font-face style:name="StarSymbol" svg:font-family="StarSymbol, 'Arial Unicode MS'"/>
    <style:font-face style:name="Times New Roman1" svg:font-family="'Times New Roman'"/>
    <style:font-face style:name="Verdana" svg:font-family="Verdana"/>
    <style:font-face style:name="HG Mincho Light J" svg:font-family="'HG Mincho Light J', msmincho" style:font-pitch="variable"/>
    <style:font-face style:name="Tahoma" svg:font-family="Tahoma" style:font-pitch="variable"/>
    <style:font-face style:name="Garamond" svg:font-family="Garamon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2cm" table:align="left" style:writing-mode="lr-tb"/>
    </style:style>
    <style:style style:name="Table1.A" style:family="table-column">
      <style:table-column-properties style:column-width="8.498cm"/>
    </style:style>
    <style:style style:name="Table1.B" style:family="table-column">
      <style:table-column-properties style:column-width="8.50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P1" style:family="paragraph" style:parent-style-name="Header">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P2" style:family="paragraph" style:parent-style-name="Header">
      <loext:graphic-properties draw:fill="solid" draw:fill-color="#e6e6e6" draw:opacity="100%"/>
      <style:paragraph-properties fo:text-align="center" style:justify-single-word="false" fo:background-color="#e6e6e6"/>
    </style:style>
    <style:style style:name="P3" style:family="paragraph" style:parent-style-name="Header">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text-properties fo:font-weight="bold" style:font-weight-asian="bold" style:font-weight-complex="bold"/>
    </style:style>
    <style:style style:name="P4" style:family="paragraph" style:parent-style-name="Footer">
      <loext:graphic-properties draw:fill="solid" draw:fill-color="#e6e6e6" draw:opacity="100%"/>
      <style:paragraph-properties fo:background-color="#e6e6e6"/>
    </style:style>
    <style:style style:name="P5" style:family="paragraph" style:parent-style-name="Footer">
      <loext:graphic-properties draw:fill="solid" draw:fill-color="#e6e6e6" draw:opacity="100%"/>
      <style:paragraph-properties fo:text-align="end" style:justify-single-word="false" fo:background-color="#e6e6e6"/>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start" style:justify-single-word="false"/>
      <style:text-properties fo:font-size="10pt" style:font-size-asian="10pt"/>
    </style:style>
    <style:style style:name="P9" style:family="paragraph" style:parent-style-name="Text_20_body">
      <style:text-properties style:font-name="Garamond" fo:font-size="10pt" fo:font-style="normal" fo:font-weight="normal" style:font-size-asian="10pt" style:font-style-asian="normal" style:font-weight-asian="normal" style:font-name-complex="Garamond" style:font-size-complex="10pt" style:font-style-complex="normal"/>
    </style:style>
    <style:style style:name="P10" style:family="paragraph" style:parent-style-name="Text_20_body">
      <style:paragraph-properties fo:text-align="justify" style:justify-single-word="false"/>
      <style:text-properties fo:background-color="transparent"/>
    </style:style>
    <style:style style:name="P11"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style:style>
    <style:style style:name="P12" style:family="paragraph" style:parent-style-name="Text_20_body">
      <style:text-properties fo:font-variant="normal" fo:text-transform="none" style:use-window-font-color="true" style:font-name="Garamond" fo:font-size="10pt" fo:letter-spacing="normal" fo:language="en" fo:country="GB" fo:font-style="normal" fo:font-weight="normal" style:letter-kerning="true" fo:background-color="transparent" style:font-name-asian="Tahoma" style:font-size-asian="10pt" style:language-asian="zxx" style:country-asian="none" style:font-name-complex="Garamond" style:font-size-complex="12pt" style:language-complex="zxx" style:country-complex="none"/>
    </style:style>
    <style:style style:name="P13" style:family="paragraph" style:parent-style-name="Text_20_body">
      <style:paragraph-properties fo:text-align="justify" style:justify-single-word="false"/>
      <style:text-properties style:use-window-font-color="true" style:font-name="Garamond" fo:font-size="10pt" fo:language="en" fo:country="GB" style:letter-kerning="true" fo:background-color="transparent" style:font-name-asian="Tahoma" style:font-size-asian="10pt" style:language-asian="zxx" style:country-asian="none" style:font-name-complex="Garamond" style:font-size-complex="12pt" style:language-complex="zxx" style:country-complex="none"/>
    </style:style>
    <style:style style:name="P14" style:family="paragraph" style:parent-style-name="Text_20_body">
      <style:paragraph-properties fo:margin-top="0cm" fo:margin-bottom="0.212cm" loext:contextual-spacing="false" fo:text-align="justify" style:justify-single-word="false"/>
      <style:text-properties fo:font-size="10pt" style:font-size-asian="10pt"/>
    </style:style>
    <style:style style:name="P15" style:family="paragraph" style:parent-style-name="Text_20_body">
      <style:paragraph-properties fo:margin-top="0cm" fo:margin-bottom="0.212cm" loext:contextual-spacing="false" fo:text-align="justify" style:justify-single-word="false"/>
      <style:text-properties fo:font-style="italic" style:font-style-asian="italic" style:font-style-complex="italic"/>
    </style:style>
    <style:style style:name="P16" style:family="paragraph" style:parent-style-name="Text_20_body">
      <style:paragraph-properties fo:margin-top="0cm" fo:margin-bottom="0.212cm" loext:contextual-spacing="false" fo:line-height="100%" style:writing-mode="lr-tb"/>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style:style>
    <style:style style:name="P17" style:family="paragraph" style:parent-style-name="Text_20_body">
      <style:paragraph-properties fo:margin-top="0cm" fo:margin-bottom="0.212cm" loext:contextual-spacing="false" fo:line-height="100%" fo:text-align="center" style:justify-single-word="false" style:writing-mode="lr-tb"/>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style:style>
    <style:style style:name="P18" style:family="paragraph" style:parent-style-name="Text_20_body">
      <style:paragraph-properties fo:margin-top="0cm" fo:margin-bottom="0.212cm" loext:contextual-spacing="false" fo:line-height="100%" fo:text-align="justify" style:justify-single-word="false" style:writing-mode="lr-tb"/>
      <style:text-properties fo:font-variant="normal" fo:text-transform="none" fo:color="#000000" style:font-name="Times New Roman1" fo:font-size="14pt" fo:letter-spacing="normal" fo:font-style="normal" fo:font-weight="bold"/>
    </style:style>
    <style:style style:name="P19" style:family="paragraph" style:parent-style-name="Text_20_body">
      <style:paragraph-properties fo:margin-left="1.247cm" fo:margin-right="0cm" fo:margin-top="0cm" fo:margin-bottom="0cm" loext:contextual-spacing="false" fo:text-align="start" style:justify-single-word="false" fo:text-indent="0cm" style:auto-text-indent="false"/>
    </style:style>
    <style:style style:name="P20" style:family="paragraph" style:parent-style-name="Text_20_body">
      <style:paragraph-properties fo:margin-top="0cm" fo:margin-bottom="0cm" loext:contextual-spacing="false" fo:padding="0cm" fo:border="none"/>
    </style:style>
    <style:style style:name="P21" style:family="paragraph" style:parent-style-name="Text_20_body">
      <style:paragraph-properties fo:margin-left="-0.007cm" fo:margin-right="0cm" fo:text-align="start" style:justify-single-word="false" fo:text-indent="0cm" style:auto-text-indent="false"/>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loext:contextual-spacing="false" style:line-height-at-least="0.45cm" fo:text-indent="0cm" style:auto-text-indent="false" fo:padding="0cm" fo:border="none"/>
      <style:text-properties fo:font-variant="normal" fo:text-transform="none" style:use-window-font-color="true" style:font-name="Garamond" fo:font-size="10pt" fo:letter-spacing="normal" fo:language="en" fo:country="GB" fo:font-style="normal" fo:font-weight="normal" style:letter-kerning="true" style:font-name-asian="Tahoma" style:font-size-asian="10pt" style:language-asian="zxx" style:country-asian="none" style:font-name-complex="Garamond" style:font-size-complex="12pt" style:language-complex="zxx" style:country-complex="none"/>
    </style:style>
    <style:style style:name="P23" style:family="paragraph" style:parent-style-name="Text_20_body">
      <style:paragraph-properties fo:margin-left="0cm" fo:margin-right="0cm" style:line-height-at-least="0.476cm" fo:text-align="start" style:justify-single-word="false" fo:text-indent="0cm" style:auto-text-indent="false"/>
      <style:text-properties fo:font-variant="normal" fo:text-transform="none" style:use-window-font-color="true" style:font-name="Garamond" fo:font-size="10pt" fo:letter-spacing="normal" fo:language="en" fo:country="GB" fo:font-style="normal" fo:font-weight="normal" style:letter-kerning="true" fo:background-color="transparent" style:font-name-asian="Tahoma" style:font-size-asian="10pt" style:language-asian="zxx" style:country-asian="none" style:font-name-complex="Garamond" style:font-size-complex="12pt" style:language-complex="zxx" style:country-complex="none"/>
    </style:style>
    <style:style style:name="P24" style:family="paragraph" style:parent-style-name="Standard">
      <style:paragraph-properties fo:text-align="start" style:justify-single-word="false"/>
    </style:style>
    <style:style style:name="P25" style:family="paragraph" style:parent-style-name="Text_20_body">
      <style:paragraph-properties fo:margin-left="0.741cm" fo:margin-right="0cm" fo:margin-top="0cm" fo:margin-bottom="0cm" loext:contextual-spacing="false" fo:text-indent="0cm" style:auto-text-indent="false" style:writing-mode="lr-tb"/>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style:style>
    <style:style style:name="P26" style:family="paragraph" style:parent-style-name="Text_20_body" style:list-style-name="L1">
      <style:paragraph-properties fo:margin-left="0.635cm" fo:margin-right="0cm" fo:margin-top="0cm" fo:margin-bottom="0.212cm" loext:contextual-spacing="false" fo:line-height="100%" fo:text-align="justify" style:justify-single-word="false" fo:text-indent="0cm" style:auto-text-indent="false" style:writing-mode="lr-tb"/>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style:style>
    <style:style style:name="P27" style:family="paragraph" style:parent-style-name="Text_20_body" style:list-style-name="L1">
      <style:paragraph-properties fo:margin-left="0.635cm" fo:margin-right="0cm" fo:margin-top="0cm" fo:margin-bottom="0.212cm" loext:contextual-spacing="false" fo:line-height="100%" fo:text-align="justify" style:justify-single-word="false" fo:text-indent="0cm" style:auto-text-indent="false" style:writing-mode="lr-tb"/>
      <style:text-properties fo:font-variant="normal" fo:text-transform="none" fo:color="#000000" style:text-line-through-style="none" style:text-line-through-type="none" style:font-name="Garamond1" fo:font-size="9.75pt" fo:letter-spacing="normal" fo:language="en" fo:country="GB" fo:font-style="normal" style:text-underline-style="none" fo:font-weight="normal" style:letter-kerning="true" style:text-blinking="false" fo:background-color="transparent" style:font-name-asian="Tahoma" style:font-size-asian="10pt" style:language-asian="zxx" style:country-asian="none" style:font-name-complex="Garamond" style:font-size-complex="12pt" style:language-complex="zxx" style:country-complex="none"/>
    </style:style>
    <style:style style:name="P28" style:family="paragraph" style:parent-style-name="Text_20_body" style:list-style-name="WW8Num3">
      <style:paragraph-properties fo:margin-left="1.27cm" fo:margin-right="0cm" fo:text-align="justify" style:justify-single-word="false" fo:text-indent="-0.635cm" style:auto-text-indent="false">
        <style:tab-stops>
          <style:tab-stop style:position="1.27cm"/>
        </style:tab-stops>
      </style:paragraph-properties>
    </style:style>
    <style:style style:name="P29" style:family="paragraph" style:parent-style-name="Text_20_body" style:list-style-name="L2">
      <style:paragraph-properties fo:margin-left="0.741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style:style>
    <style:style style:name="P30" style:family="paragraph" style:parent-style-name="Text_20_body" style:list-style-name="L2">
      <style:paragraph-properties fo:margin-left="0.741cm" fo:margin-right="0cm" fo:margin-top="0cm" fo:margin-bottom="0cm" loext:contextual-spacing="false" fo:text-indent="0cm" style:auto-text-indent="false" style:writing-mode="lr-tb"/>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style:style>
    <style:style style:name="P31" style:family="paragraph" style:parent-style-name="Text_20_body" style:list-style-name="L2">
      <style:paragraph-properties fo:margin-left="0.741cm" fo:margin-right="0cm" fo:margin-top="0cm" fo:margin-bottom="0cm" loext:contextual-spacing="false" fo:text-align="start" style:justify-single-word="false" fo:text-indent="0cm" style:auto-text-indent="false" style:writing-mode="lr-tb"/>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style:style>
    <style:style style:name="P32" style:family="paragraph" style:parent-style-name="Text_20_body" style:list-style-name="WW8Num4">
      <style:paragraph-properties fo:margin-left="1.247cm" fo:margin-right="0cm" fo:margin-top="0cm" fo:margin-bottom="0cm" loext:contextual-spacing="false" fo:text-align="start" style:justify-single-word="false" fo:text-indent="-0.499cm" style:auto-text-indent="false">
        <style:tab-stops>
          <style:tab-stop style:position="1.247cm"/>
        </style:tab-stops>
      </style:paragraph-properties>
    </style:style>
    <style:style style:name="P33" style:family="paragraph" style:parent-style-name="Heading_20_2">
      <style:paragraph-properties fo:margin-left="0.635cm" fo:margin-right="0cm" fo:margin-top="0.423cm" fo:margin-bottom="0.499cm" loext:contextual-spacing="false" fo:line-height="100%" fo:text-indent="0cm" style:auto-text-indent="false" style:writing-mode="lr-tb"/>
      <style:text-properties fo:font-variant="normal" fo:text-transform="none" fo:color="#000000" style:text-line-through-style="none" style:text-line-through-type="none" style:font-name="Verdana" fo:font-size="12pt" fo:letter-spacing="normal" fo:font-style="italic" style:text-underline-style="none" fo:font-weight="bold" style:text-blinking="false" fo:background-color="transparent"/>
    </style:style>
    <style:style style:name="P34" style:family="paragraph" style:parent-style-name="Heading_20_2">
      <style:paragraph-properties fo:margin-left="0cm" fo:margin-right="0cm" fo:text-indent="0cm" style:auto-text-indent="false" fo:break-before="page">
        <style:tab-stops>
          <style:tab-stop style:position="0cm"/>
        </style:tab-stops>
      </style:paragraph-properties>
    </style:style>
    <style:style style:name="P35" style:family="paragraph" style:parent-style-name="Heading_20_2">
      <style:paragraph-properties fo:margin-left="0cm" fo:margin-right="0cm" fo:text-indent="0cm" style:auto-text-indent="false" fo:break-before="page">
        <style:tab-stops>
          <style:tab-stop style:position="0cm"/>
        </style:tab-stops>
      </style:paragraph-properties>
      <style:text-properties fo:font-size="16pt" style:font-size-asian="16pt" style:font-size-complex="16pt"/>
    </style:style>
    <style:style style:name="P36" style:family="paragraph" style:parent-style-name="Heading_20_2">
      <style:paragraph-properties fo:margin-left="0cm" fo:margin-right="0cm" fo:text-indent="0cm" style:auto-text-indent="false"/>
    </style:style>
    <style:style style:name="P37" style:family="paragraph" style:parent-style-name="Heading_20_2">
      <style:paragraph-properties fo:margin-left="0cm" fo:margin-right="0cm" fo:text-indent="0cm" style:auto-text-indent="false">
        <style:tab-stops>
          <style:tab-stop style:position="0cm"/>
        </style:tab-stops>
      </style:paragraph-properties>
    </style:style>
    <style:style style:name="P38" style:family="paragraph" style:parent-style-name="Heading_20_2">
      <style:paragraph-properties fo:margin-left="0cm" fo:margin-right="0cm" fo:text-indent="0cm" style:auto-text-indent="false">
        <style:tab-stops>
          <style:tab-stop style:position="0cm"/>
        </style:tab-stops>
      </style:paragraph-properties>
      <style:text-properties fo:font-style="italic" style:font-style-asian="italic" style:font-style-complex="italic"/>
    </style:style>
    <style:style style:name="P39"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style:font-name="Albany" fo:font-size="12pt" fo:language="en" fo:country="GB" fo:font-style="italic" fo:font-weight="bold" style:letter-kerning="true" style:font-name-asian="HG Mincho Light J" style:font-size-asian="12pt" style:language-asian="zxx" style:country-asian="none" style:font-style-asian="italic" style:font-weight-asian="bold" style:font-name-complex="Albany" style:font-size-complex="14pt" style:language-complex="zxx" style:country-complex="none" style:font-style-complex="italic" style:font-weight-complex="bold"/>
    </style:style>
    <style:style style:name="P40" style:family="paragraph" style:parent-style-name="Heading_20_2">
      <style:paragraph-properties fo:margin-left="0cm" fo:margin-right="0cm" fo:text-indent="0cm" style:auto-text-indent="false">
        <style:tab-stops>
          <style:tab-stop style:position="0cm"/>
        </style:tab-stops>
      </style:paragraph-properties>
      <style:text-properties fo:font-size="18pt" style:font-size-asian="18pt" style:font-size-complex="18pt"/>
    </style:style>
    <style:style style:name="P41" style:family="paragraph" style:parent-style-name="Heading_20_2">
      <style:paragraph-properties fo:margin-left="0cm" fo:margin-right="0cm" fo:text-indent="0cm" style:auto-text-indent="false">
        <style:tab-stops>
          <style:tab-stop style:position="0cm"/>
        </style:tab-stops>
      </style:paragraph-properties>
      <style:text-properties fo:font-size="16pt" style:font-size-asian="16pt" style:font-size-complex="16pt"/>
    </style:style>
    <style:style style:name="P42" style:family="paragraph" style:parent-style-name="Heading_20_1" style:master-page-name="Standard">
      <style:paragraph-properties style:page-number="auto">
        <style:tab-stops>
          <style:tab-stop style:position="1cm"/>
        </style:tab-stops>
      </style:paragraph-properties>
    </style:style>
    <style:style style:name="P43" style:family="paragraph" style:parent-style-name="Heading_20_1">
      <style:paragraph-properties fo:margin-left="-0.03cm" fo:margin-right="-0.009cm" fo:text-indent="0cm" style:auto-text-indent="false" fo:break-before="page">
        <style:tab-stops>
          <style:tab-stop style:position="-0.03cm"/>
        </style:tab-stops>
      </style:paragraph-properties>
      <style:text-properties fo:font-size="12pt" style:font-size-asian="12pt" style:font-size-complex="12pt"/>
    </style:style>
    <style:style style:name="T1" style:family="text">
      <style:text-properties style:font-name-asian="Garamon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c0c7d"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fo:color="#000000" style:text-line-through-style="none" style:text-line-through-type="none" style:font-name="Garamond1" fo:font-size="9.7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333333" style:font-name="Arial" fo:font-size="9.75pt" fo:letter-spacing="normal" fo:font-style="normal" fo:font-weight="normal"/>
    </style:style>
    <style:style style:name="T9" style:family="text">
      <style:text-properties fo:font-variant="normal" fo:text-transform="none" fo:letter-spacing="normal"/>
    </style:style>
    <style:style style:name="T10" style:family="text">
      <style:text-properties fo:font-variant="normal" fo:text-transform="none" fo:letter-spacing="normal" fo:font-style="normal" fo:font-weight="normal"/>
    </style:style>
    <style:style style:name="T11" style:family="text">
      <style:text-properties style:use-window-font-color="true" style:font-name="Garamond" fo:font-size="10pt" fo:language="en" fo:country="GB" style:letter-kerning="true" fo:background-color="transparent" loext:char-shading-value="0" style:font-name-asian="Tahoma" style:font-size-asian="10pt" style:language-asian="zxx" style:country-asian="none" style:font-name-complex="Garamond" style:font-size-complex="12pt" style:language-complex="zxx" style:country-complex="none"/>
    </style:style>
    <style:style style:name="T12" style:family="text">
      <style:text-properties style:use-window-font-color="true" style:font-name="Garamond" fo:font-size="10pt" fo:language="en" fo:country="GB" style:letter-kerning="true" style:font-name-asian="Tahoma" style:font-size-asian="10pt" style:language-asian="zxx" style:country-asian="none" style:font-name-complex="Garamond" style:font-size-complex="12pt" style:language-complex="zxx" style:country-complex="none"/>
    </style:style>
    <style:style style:name="T13" style:family="text">
      <style:text-properties style:use-window-font-color="true" style:font-name="Garamond" fo:font-size="10pt" fo:language="en" fo:country="GB" officeooo:rsid="001c0c7d" style:letter-kerning="true" style:font-name-asian="Tahoma" style:font-size-asian="10pt" style:language-asian="zxx" style:country-asian="none" style:font-name-complex="Garamond" style:font-size-complex="12pt" style:language-complex="zxx" style:country-complex="none"/>
    </style:style>
    <style:style style:name="T14" style:family="text">
      <style:text-properties style:text-line-through-style="none" style:text-line-through-type="none" style:text-underline-style="none" style:text-blinking="false" fo:background-color="transparent" loext:char-shading-value="0"/>
    </style:style>
    <style:style style:name="T15" style:family="text">
      <style:text-properties style:text-line-through-style="none" style:text-line-through-type="none" style:font-name="Garamond1" fo:font-size="9.75pt" style:text-underline-style="none" fo:font-weight="normal" style:text-blinking="false" fo:background-color="transparent" loext:char-shading-value="0"/>
    </style:style>
    <style:style style:name="T16" style:family="text">
      <style:text-properties style:text-line-through-style="none" style:text-line-through-type="none" style:font-name="Garamond1" fo:font-size="9.75pt" style:text-underline-style="none" style:text-blinking="false" fo:background-color="transparent" loext:char-shading-value="0"/>
    </style:style>
    <style:style style:name="T17" style:family="text">
      <style:text-properties officeooo:rsid="001c0c7d"/>
    </style:style>
    <style:style style:name="T18" style:family="text">
      <style:text-properties officeooo:rsid="001e08dd"/>
    </style:style>
    <style:style style:name="fr1" style:family="graphic" style:parent-style-name="Graphics">
      <style:graphic-properties style:wrap="none" style:vertical-pos="from-top" style:vertical-rel="paragraph" style:horizontal-pos="from-left"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CONTRAT DE PARTENARIAT POUR<text:line-break/>L'ÉVÈNEMENT “PG DAY FRANCE 201<text:span text:style-name="T17">8</text:span>”</text:h>
      <text:p text:style-name="Standard"/>
      <text:p text:style-name="P11"><text:bookmark text:name="docs-internal-guid-79a127f4-5a34-5565-d130-245980fc9b43"/>ENTRE</text:p>
      <text:p text:style-name="Text_20_body"/>
      <text:p text:style-name="P16">La société  …................................................................... (appelée la Société),</text:p>
      <text:p text:style-name="P16">dont le siège social est à .........................................................................................................,</text:p>
      <text:p text:style-name="P16">...........................................................................................................................................,</text:p>
      <text:p text:style-name="P16">Numéro de TVA  ............….......................................................................................................,</text:p>
      <text:p text:style-name="P16">en le nom de ses réprésentants légaux ..............................................................................,</text:p>
      <text:p text:style-name="Text_20_body"/>
      <text:p text:style-name="P17">ET</text:p>
      <text:p text:style-name="Text_20_body"/>
      <text:p text:style-name="P18"><text:span text:style-name="T15">L’association</text:span><text:span text:style-name="T14"> </text:span><text:span text:style-name="T16">POSTGRESQLFR</text:span><text:span text:style-name="T14"> </text:span><text:span text:style-name="T15">dont le siège social est au 13 rue du Square Carpeaux, 75018 PARIS FRANCE, appelée PostgreSQLFr.</text:span></text:p>
      <text:p text:style-name="P17">CONSIDERANT</text:p>
      <text:list xml:id="list5189538074010879793" text:style-name="L1">
        <text:list-item>
          <text:p text:style-name="P26">que PostgreSQLFr a une activité à but non lucratif ayant pour objectif la promotion, le dévelopment et la protection du logiciel Open Source de gestion de bases de données connu sous le nom de 'PostgreSQL', en accord avec ses statuts;</text:p>
        </text:list-item>
        <text:list-item>
          <text:p text:style-name="P26">la société qui s’engage dans ce contrat (“Contrat”) de partenariat publicitaire avec PostgreSQLFr dans le but de promouvoir la notoriété de sa propre marque avec l’objectif d’augmenter les ventes de produits/services qu’elle produit ainsi que ses marchés;</text:p>
        </text:list-item>
        <text:list-item>
          <text:p text:style-name="P27">que la société a lu l’annexe A : Niveaux de visibilité des partenariats du "PG DAY FRANCE 201<text:span text:style-name="T17">8</text:span>";</text:p>
        </text:list-item>
        <text:list-item>
          <text:p text:style-name="P26">la société s’engage à fournir à PostgreSQLFr sa marque en accord avec le niveau de partenariat de promotion établit à la section 2 du contrat comme défini dans l’Annexe A;</text:p>
        </text:list-item>
        <text:list-item>
          <text:p text:style-name="P26">que PostgreSQLFr va organiser un événement international à <text:span text:style-name="T18">Marseille</text:span>, en FRANCE, le <text:span text:style-name="T17">26</text:span> juin 201<text:span text:style-name="T17">8</text:span> appelé PG Day France 201<text:span text:style-name="T17">8</text:span>.</text:p>
        </text:list-item>
      </text:list>
      <text:h text:style-name="P33" text:outline-level="2" text:is-list-header="true">Section 1. Préambule</text:h>
      <text:p text:style-name="P16">Le préambule fait partie intégrale du contrat.</text:p>
      <text:p text:style-name="Text_20_body"><text:line-break/></text:p>
      <text:h text:style-name="P34" text:outline-level="2">Section 2. Niveaux de Partenariat de promotion </text:h>
      <text:p text:style-name="P7">L<text:span text:style-name="T12">a Société adopte le niveau de partenariat de promotion suivant, tel que défini dans <text:s/>“Annexe A – Niveaux de visibilité des partenariats du PG DAY FRANCE 201</text:span><text:span text:style-name="T13">8</text:span><text:span text:style-name="T12">" (sélectionner l'option choisie):</text:span></text:p>
      <text:p text:style-name="Text_20_body"><text:span text:style-name="T1"><text:s text:c="4"/></text:span>[ <text:s text:c="2"/>] Partenariat de promotion niveau Gold</text:p>
      <text:p text:style-name="Text_20_body"><text:span text:style-name="T1"><text:s text:c="4"/></text:span>[ <text:s text:c="2"/>] Partenariat de promotion niveau Silver </text:p>
      <text:p text:style-name="Text_20_body"><text:span text:style-name="T1"><text:s text:c="4"/></text:span>[ <text:s text:c="2"/>] Partenariat de promotion niveau Bronze </text:p>
      <text:h text:style-name="P37" text:outline-level="2">Section 3. Obligations de PostgreSQLFr</text:h>
      <text:p text:style-name="P7">PostgreSQLFr s'engage à mettre en valeur la marque de la Société tel que défini en Annexe A <text:s/>sur la base du niveau de partenariat choisi en section 2 du présent Contrat, en effectuant les activités et en accordant les permissions prévues par ce Contrat.</text:p>
      <text:p text:style-name="P7">Il est convenu que les obligations relatives à la mise en valeur de la marque de la Société telles que décrites ci-dessus et la participation de <text:s/>PostgreSQLFr à l'évènement, constitueront le respect de l'obligation assumée en vertu du présent contrat, et excluent l'obligation d'atteindre un résultat déterminé.</text:p>
      <text:h text:style-name="P37" text:outline-level="2">Section 4. Obligations de la Société</text:h>
      <text:p text:style-name="P7">La Société s'engage à payer la somme de ........................... EURO, <text:s/>en compensation des obligations <text:s text:c="2"/>de PostgreSQLfr, à verser sur le compte enregistré au nom de "ASSOCIATION POSTGRESQLFR" identifié par les références suivantes :</text:p>
      <text:list xml:id="list1732891609951494953" text:style-name="WW8Num3">
        <text:list-item>
          <text:p text:style-name="P28"><text:span text:style-name="T5">RIB: </text:span><text:span text:style-name="T2"><text:s/></text:span><text:span text:style-name="Strong_20_Emphasis">30002</text:span><text:span text:style-name="T2"> </text:span><text:span text:style-name="Strong_20_Emphasis">08359</text:span><text:span text:style-name="T2"> </text:span><text:span text:style-name="Strong_20_Emphasis">0000070397D</text:span><text:span text:style-name="T2"> </text:span><text:span text:style-name="Strong_20_Emphasis">36</text:span></text:p>
        </text:list-item>
        <text:list-item>
          <text:p text:style-name="P28"><text:span text:style-name="T5">IBAN: </text:span><text:span text:style-name="Strong_20_Emphasis">FR50 3000 2083 5900 0007 0397 D36</text:span></text:p>
        </text:list-item>
        <text:list-item>
          <text:p text:style-name="P28"><text:span text:style-name="T5">BIC:</text:span><text:span text:style-name="T2"> </text:span><text:span text:style-name="Strong_20_Emphasis">CRLYFRPP</text:span></text:p>
        </text:list-item>
      </text:list>
      <text:p text:style-name="P10">Le paiement doit être effectué au plus tard 30 jours après la signature du contrat de partenariat publicitaire ou six semaines avant la date de la conférence, selon la première éventualité.</text:p>
      <text:p text:style-name="P10">Le Société est responsable de tous les coûts et frais associés au transfert du paiement. </text:p>
      <text:h text:style-name="P36" text:outline-level="2" text:is-list-header="true">Section 5. Durée</text:h>
      <text:p text:style-name="P7">Le présent Contrat expirera lorsque toutes les dispositions et obligations seront réalisées pour le PG DAY FRANCE 201<text:span text:style-name="T17">8</text:span> et il n'est pas renouvelable, sauf consentement exprès des deux Parties acté par écrit pour renouveller ces obligations après l'évènement aux mêmes conditions ou dans des conditions différentes qui feront l'objet d'un accord de renouvellemement. <text:s/></text:p>
      <text:h text:style-name="P38" text:outline-level="2"><text:soft-page-break/>Section 6. Limitation de Responsabilité</text:h>
      <text:p text:style-name="P23">Sauf indication contraire, en aucun cas les Parties ne seront responsables de dommages spéciaux, indirects, accendentels, consécutifs ou punitifs (  y compris, mais de façon non limitative, l'impossibilité de réaliser des économies, ou des bénéfices; toute perte de jouissance; ou toute réclamation faite par une tierce personne ou tout paiement fait par une <text:s/>tierce personne), tout perte de revenu ou de profit, <text:s/>toute perte et/ou dommage résultant ou lié à un virus, ou tout perte de donnée et/ou dommage découlant ou relatif à de l'éxécution du présent Contrat, que ce soit par une action prévue par le contrat, un délit, ou <text:s/>toute autre base légale, indépendamment du fait qu'une Partie ait été ou non avisée de la possibilité de tels dommages. </text:p>
      <text:p text:style-name="P23">Sauf indication contraire, <text:s/>en aucun cas le montant total de la responsabilité de chaque Partie pour tout dommage résultant de ou relatif à ce Contrat, que ce soit par une action prévue par le contrat, un délit, ou <text:s/>toute autre base légale, <text:s/>indépendamment du fait qu'une Partie ait été ou non avisée de la possibilité de tels dommages, n'excèdera pas le montant des pertes subies par PostgreSQLFr sur la base des engagements de bonne foi sur ce Contrat, et n'excèdera pas le coût du niveau de partenariat choisi.</text:p>
      <text:h text:style-name="P37" text:outline-level="2">Section 7. Cession du Contrat</text:h>
      <text:p text:style-name="P12">Aucune des parties ne peut céder ses droits découlant du présent Contrat ou tout droit ou obligation  que lui imposent les présentes sans un consentement préalable écrit <text:s/>par l'autre Partie, , lequel accord ne sera pas refusé inutilement. Toute tentative de transfert en violation de cette Section sera caduque, à l'exception du transfert de ce Contrat ou des droits accordés par les présentes à un successeur en <text:s/>cas de <text:s/>fusion, de réorganisation interne ou d'aquisition, qui ne constitueront pas un transfert aux fins de cette Section. Ce Contrat <text:s/>sera applicable au bénéfice des Parties et <text:s/>les liera ainsi que leurs successeurs ou ayants droit.</text:p>
      <text:h text:style-name="P39" text:outline-level="2">Section 8. Tribunal et loi applicable</text:h>
      <text:p text:style-name="P22">Le Contrat est régi par la loi française. Tout litige relatif à l'interprétation ou l'exécution du Contrat sera porté devant le Tribunal de Commerce de Paris, même en cas de pluralité de défendeurs ou d'appel en garantie, même pour les procédures d'urgence ou les procédures conservatoires, en référé ou sur requête.</text:p>
      <text:p text:style-name="P20"/>
      <text:p text:style-name="P9"/>
      <text:h text:style-name="Heading_20_2" text:outline-level="2" text:is-list-header="true"/>
      <text:h text:style-name="P34" text:outline-level="2">Section 9. Intégralité du <text:s/>Contrat</text:h>
      <text:p text:style-name="Text_20_body">Les Parties s'accordent sur le fait que ce Contrat et toutes les pièces attachées sont l'expression complète et exclusive du partenariat et se substituent à tout accord préalable, entente et communication orale ou écrite, entre les Parties <text:span text:style-name="T8">au regard de l'objet du Contrat </text:span></text:p>
      <text:p text:style-name="Text_20_body">Ce Contrat ne peut pas être changé, sauf par un acte écrit et signé par les deux Parties. Chaque clause de ce Contrat est séparable de toutes les autres clauses. L'invalidité ou la non-éxécution d'une clause n'affacte pas et ne remet pas en cause les autres clauses qui demeureront pleineme<text:span text:style-name="T11">nt en vigueur.</text:span></text:p>
      <text:p text:style-name="P13"><text:span text:style-name="T10">Les parties,</text:span><text:span text:style-name="T9"> </text:span><text:span text:style-name="T10">entendant être juridiquement liées par le présent</text:span><text:span text:style-name="T9"> </text:span><text:span text:style-name="T10">accord,  font éxécuter ce Contrat par leurs réprésentants autorisés. </text:span><text:s/></text:p>
      <text:p text:style-name="P7"/>
      <table:table table:name="Table1" table:style-name="Table1">
        <table:table-column table:style-name="Table1.A"/>
        <table:table-column table:style-name="Table1.B"/>
        <table:table-row table:style-name="Table1.1">
          <table:table-cell table:style-name="Table1.A1" office:value-type="string">
            <text:p text:style-name="Text_20_body">Signature du représentant de la Société</text:p>
            <text:p text:style-name="Text_20_body"/>
            <text:p text:style-name="Text_20_body"><text:span text:style-name="T1">…………………………</text:span>.........................................</text:p>
            <text:p text:style-name="P14">Date.................................................................</text:p>
          </table:table-cell>
          <table:table-cell table:style-name="Table1.B1" office:value-type="string">
            <text:p text:style-name="P8">Signature du représentant de PostgreSQLFr</text:p>
            <text:p text:style-name="P8"/>
            <text:p text:style-name="Text_20_body"><text:span text:style-name="T1">…………</text:span>..........................................................</text:p>
            <text:p text:style-name="P14">Date................................................................</text:p>
          </table:table-cell>
        </table:table-row>
      </table:table>
      <text:p text:style-name="P7"/>
      <text:h text:style-name="P43" text:outline-level="1">Annexe A – Niveaux de visibilité des partenariats du "PG DAY FRANCE 201<text:span text:style-name="T17">8</text:span>"</text:h>
      <text:h text:style-name="P40" text:outline-level="2">Gold</text:h>
      <text:p text:style-name="P6"><text:span text:style-name="T7">En tant que partenaire Gold, la Société disposera des opportunités de promotion suivantes:</text:span><text:line-break/></text:p>
      <text:p text:style-name="P24"/>
      <text:list xml:id="list6235468282010732126" text:style-name="L2">
        <text:list-item>
          <text:p text:style-name="P29">Inclusion proéminente du logo de la Société et du lien vers le site web de la Société sur le site web de la conférence (le logo sera fourni par la Société)*.</text:p>
          <text:p text:style-name="P29"/>
        </text:list-item>
        <text:list-item>
          <text:p text:style-name="P29">Inclusion proéminente du logo de la Société en introduction des vidéos réalisées durant la conférence (le logo sera fourni par la Société)*.</text:p>
          <text:p text:style-name="P29"/>
        </text:list-item>
        <text:list-item>
          <text:p text:style-name="P29">Six entrées gratuites à la conférence dans la limite des places disponibles.</text:p>
          <text:p text:style-name="P30"/>
        </text:list-item>
        <text:list-item>
          <text:p text:style-name="P30">Inclusion de quatre <text:s/>fiches promotionnelles au format A4 ou US Letter (éventuellement inséré dans une pochette à rabats) dans le sacs de tous les participants (le matériel promotionnel sera fourni par la Société).</text:p>
          <text:p text:style-name="P30"/>
        </text:list-item>
        <text:list-item>
          <text:p text:style-name="P30">Inclusion de deux petits cadeaux promotionnels de la Société dans le sac de conférence de chaque participant, tel que un crayon, une clé USB ou un pin's. (les cadeaux seront fournis par la Société).</text:p>
          <text:p text:style-name="P30"/>
        </text:list-item>
        <text:list-item>
          <text:p text:style-name="P30">La possibilité d'inclure un panneau publicitaire d'une taille maximum de 2 mètres de hauteur par 1 mètre de largeur sur la scène d'une des salles de conférence. (Le panneau sera fourni par la Société, son emplacement sera déterminé par <text:s/>PostgreSQLFr).</text:p>
        </text:list-item>
      </text:list>
      <text:p text:style-name="P25"/>
      <text:list xml:id="list214725787861349" text:continue-numbering="true" text:style-name="L2">
        <text:list-item>
          <text:p text:style-name="P31">Un stand dans le hall du lieu de conférence pour effectuer la promotion des produits et des services de la Société.</text:p>
          <text:p text:style-name="P31"/>
        </text:list-item>
        <text:list-item>
          <text:p text:style-name="P31">La liste des adresses e-mail des participants ayant donné explicitement leur accord pour que leurs informations personnelles soient partagées.</text:p>
          <text:p text:style-name="P31"/>
        </text:list-item>
        <text:list-item>
          <text:p text:style-name="P31">Permission pour la société d'utiliser le titre “Partenaire Gold du PG DAY FRANCE 201<text:span text:style-name="T17">8</text:span>” <text:s/>sur le site web de la société, sur tout matériel promotionnel et dans les annonces de presse que la société réalisera.</text:p>
        </text:list-item>
      </text:list>
      <text:p text:style-name="P19"/>
      <text:p text:style-name="P7"><text:span text:style-name="Emphasis"><text:span text:style-name="T6">Le coût du partenariat Gold tel que décrit ci-dessus est de 3000 €. </text:span></text:span></text:p>
      <text:h text:style-name="P35" text:outline-level="2"><text:bookmark text:name="silver"/>Silver</text:h>
      <text:p text:style-name="P6"><text:span text:style-name="T7">En tant que partenaire Silver, la Société disposera des opportunités de promotion suivantes:</text:span><text:line-break/></text:p>
      <text:list xml:id="list214727496499775" text:continue-numbering="true" text:style-name="L2">
        <text:list-item>
          <text:p text:style-name="P29">Inclusion proéminente du logo de la Société et du lien vers le site web de la Société sur le site web de la conférence (le  logo sera fourni par la Société)*.</text:p>
        </text:list-item>
        <text:list-item>
          <text:p text:style-name="P29">Trois entrées gratuites à la conférence dans la limite des places disponibles.</text:p>
        </text:list-item>
        <text:list-item>
          <text:p text:style-name="P30">Inclusion de deux fiches promotionnelles au format A4 ou US Letter (éventuellement inséré dans une pochette à rabats) dans le sacs de tous les participants (le matériel promotionnel sera fourni par la Société).</text:p>
        </text:list-item>
        <text:list-item>
          <text:p text:style-name="P30">Inclusion d'un petit cadeau promotionnel de la Société dans le sac de conférence de chaque participant, tel que un crayon, une clé USB ou un pin's. (le cadeau sera fourni par la Société).</text:p>
        </text:list-item>
        <text:list-item>
          <text:p text:style-name="P31">Permission pour la société d'utiliser le titre “Partenaire Silver du PG DAY FRANCE 201<text:span text:style-name="T17">8</text:span>” <text:s/>sur le site web de la société, sur tout matériel promotionnel et dans les annonces de presse que la société réalisera.</text:p>
        </text:list-item>
      </text:list>
      <text:list xml:id="list4264186740775943223" text:style-name="WW8Num4">
        <text:list-header>
          <text:p text:style-name="P32"/>
        </text:list-header>
      </text:list>
      <text:p text:style-name="P19"/>
      <text:p text:style-name="P7"><text:span text:style-name="Emphasis"><text:span text:style-name="T6">Le coût du partenariat Silver tel que décrit ci-dessus est de 1500 €.</text:span></text:span></text:p>
      <text:h text:style-name="P41" text:outline-level="2"><text:bookmark text:name="bronze"/>Bronze</text:h>
      <text:p text:style-name="P21"><text:bookmark text:name="docs-internal-guid-79a127f4-5729-a961-2455-8ac5f5c1c599"/>En tant que partenaire Bronze, la Société disposera des opportunités de promotion suivantes:</text:p>
      <text:list xml:id="list214726424927659" text:continue-list="list214727496499775" text:style-name="L2">
        <text:list-item>
          <text:p text:style-name="P29">Inclusion du logo de la Société et du lien vers le site web de la Société sur le site web de la conférence (le  logo sera fourni par la Société)*.</text:p>
        </text:list-item>
        <text:list-item>
          <text:p text:style-name="P29">Une entrée gratuite à la conférence dans la limite des places disponibles.</text:p>
        </text:list-item>
        <text:list-item>
          <text:p text:style-name="P30">Inclusion d'une fiche promotionnelle au format A4 ou US Letter (éventuellement inséré dans une pochette à rabats) dans le sacs de tous les participants (le matériel promotionnel sera fourni par la Société).</text:p>
        </text:list-item>
        <text:list-item>
          <text:p text:style-name="P30">Permission pour la société d'utiliser le titre “Partenaire Bronze du PG DAY FRANCE 201<text:span text:style-name="T17">8</text:span>” <text:s/>sur le site web de la société, sur tout matériel promotionnel et dans les annonces de presse que la société réalisera.</text:p>
        </text:list-item>
      </text:list>
      <text:p text:style-name="Text_20_body"><text:s/></text:p>
      <text:p text:style-name="P7"><text:span text:style-name="Emphasis"><text:span text:style-name="T6">Le coût du partenariat Bronze tel que décrit ci-dessus est de 400 €. </text:span></text:span></text:p>
      <text:p text:style-name="P7"/>
      <text:p text:style-name="P7"><text:span text:style-name="T3">* Les Logos doivent être transmis avant le 8 mai 201</text:span><text:span text:style-name="T4">8</text:span><text:span text:style-name="T3">. Les logos seront dimensionnés et positionnés en fonction du niveau de partenariat. Les logos pourront être réordonné sans ordre précis au sein d'un même niveau de partenariat. La société est l'unique responsible de la qualité des documents fournis à PostgreSQLFr. Tous les documents graphiques qui seront imprimés ou utilisé par <text:s/>PostgreSQLFr doivent être fournis dans un format exploitable (tel que TIFF, PNG, EPS, SVG) avec une qualité et une définition suffisante. Les logos doivent avoir un fond transparent pour être inclus sur le site web et le livret de la conférence.</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Symbol" svg:font-family="Symbol"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svg:font-family="Arial, sans-serif"/>
    <style:font-face style:name="Garamond1" svg:font-family="Garamond"/>
    <style:font-face style:name="StarSymbol" svg:font-family="StarSymbol, 'Arial Unicode MS'"/>
    <style:font-face style:name="Times New Roman1" svg:font-family="'Times New Roman'"/>
    <style:font-face style:name="Verdana" svg:font-family="Verdana"/>
    <style:font-face style:name="HG Mincho Light J" svg:font-family="'HG Mincho Light J', msmincho" style:font-pitch="variable"/>
    <style:font-face style:name="Tahoma" svg:font-family="Tahoma" style:font-pitch="variable"/>
    <style:font-face style:name="Garamond" svg:font-family="Garamon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GB" style:letter-kerning="true" style:font-name-asian="Tahoma" style:font-family-asian="Tahoma"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Arial" style:font-family-generic="swiss" style:font-pitch="variable" fo:font-size="14pt" style:font-name-asian="HG Mincho Light J" style:font-family-asian="'HG Mincho Light J', msmincho" style:font-pitch-asian="variable" style:font-size-asian="14pt" style:font-name-complex="Albany" style:font-family-complex="Albany, 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Garamond" fo:font-family="Garamond" style:font-family-generic="roman" style:font-pitch="variable" fo:font-size="10pt" style:font-size-asian="10pt" style:font-name-complex="Garamond" style:font-family-complex="Garamond" style:font-family-generic-complex="roman" style:font-pitch-complex="variabl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53ade9" draw:opacity="100%"/>
      <style:paragraph-properties fo:margin-left="1cm" fo:margin-right="1cm" fo:margin-top="0cm" fo:margin-bottom="0cm" loext:contextual-spacing="false" fo:text-align="center" style:justify-single-word="false" fo:text-indent="0cm" style:auto-text-indent="false" fo:background-color="#53ade9" fo:padding-left="0cm" fo:padding-right="0cm" fo:padding-top="0.035cm" fo:padding-bottom="0.035cm" fo:border-left="none" fo:border-right="none" fo:border-top="0.11pt solid #000000" fo:border-bottom="0.11pt solid #000000"/>
      <style:text-properties fo:color="#ffffff"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2pt" style:font-style-asian="italic" style:font-weight-asian="bold" style:font-size-complex="14pt" style:font-style-complex="italic" style:font-weight-complex="bold"/>
    </style:style>
    <style:style style:name="Signature" style:family="paragraph" style:parent-style-name="Standard" style:class="text">
      <style:paragraph-properties fo:margin-left="8.999cm" fo:margin-right="0cm" fo:margin-top="0cm" fo:margin-bottom="0cm" loext:contextual-spacing="false" fo:text-align="center" style:justify-single-word="false" fo:text-indent="0cm" style:auto-text-indent="false" text:number-lines="false" text:line-number="0"/>
      <style:text-properties style:font-name="Garamond" fo:font-family="Garamond" style:font-family-generic="roman" style:font-pitch="variable" style:font-name-complex="Garamond" style:font-family-complex="Garamond" style:font-family-generic-complex="roman" style:font-pitch-complex="variable"/>
    </style:style>
    <style:style style:name="Header" style:family="paragraph" style:parent-style-name="Standard" style:class="extra">
      <style:paragraph-properties fo:margin-left="0cm" fo:margin-right="0cm" fo:margin-top="0cm" fo:margin-bottom="0cm" loext:contextual-spacing="false" fo:text-indent="0cm" style:auto-text-indent="false" text:number-lines="false" text:line-number="0">
        <style:tab-stops>
          <style:tab-stop style:position="8.498cm" style:type="center"/>
          <style:tab-stop style:position="16.999cm" style:type="right"/>
        </style:tab-stops>
      </style:paragraph-properties>
      <style:text-properties style:font-name="Garamond" fo:font-family="Garamond" style:font-family-generic="roman" style:font-pitch="variable" fo:font-size="8pt" style:font-size-asian="8pt" style:font-name-complex="Garamond" style:font-family-complex="Garamond" style:font-family-generic-complex="roman" style:font-pitch-complex="variabl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Garamond" fo:font-family="Garamond" style:font-family-generic="roman" style:font-pitch="variable" fo:font-size="8pt" style:font-size-asian="8pt" style:font-name-complex="Garamond" style:font-family-complex="Garamond" style:font-family-generic-complex="roman" style:font-pitch-complex="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left="0cm" fo:margin-right="0cm" fo:margin-top="0cm" fo:margin-bottom="0cm" loext:contextual-spacing="false" fo:text-indent="0cm"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text-properties style:font-name="Times New Roman" fo:font-family="'Times New Roman'" style:font-family-generic="roman" style:font-pitch="variable" fo:font-size="18pt" fo:font-weight="bold" style:font-name-asian="Tahoma1" style:font-family-asian="Tahoma" style:font-family-generic-asian="swiss"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1" style:display-name="heading 1" style:family="paragraph" style:parent-style-name="Heading" style:next-style-name="Text_20_body">
      <style:text-properties style:font-name="Thorndale" fo:font-family="Thorndale, 'Times New Roman'" style:font-family-generic="roman" style:font-pitch="variable" fo:font-size="24pt" fo:font-weight="bold" style:font-size-asian="24pt" style:font-weight-asian="bold" style:font-name-complex="Thorndale" style:font-family-complex="Thorndale, 'Times New Roman'" style:font-family-generic-complex="roman" style:font-pitch-complex="variable" style:font-size-complex="24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3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charset="x-symbol" fo:font-size="9pt" style:font-size-asian="9pt" style:font-name-complex="StarSymbol" style:font-family-complex="StarSymbol, 'Arial Unicode MS'"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16% 100%" fo:font-size="7pt" style:font-size-asian="7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Strong_20_Emphasis" style:display-name="Strong Emphasis" style:family="text">
      <style:text-properties fo:font-size="12pt" fo:language="en" fo:country="US" fo:font-weight="bold" style:font-size-asian="12pt" style:language-asian="en" style:country-asian="US" style:font-weight-asian="bold"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2" style:display-name="RTF_Num 2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3" style:display-name="RTF_Num 2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4" style:display-name="RTF_Num 2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5" style:display-name="RTF_Num 2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6" style:display-name="RTF_Num 2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7" style:display-name="RTF_Num 2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8" style:display-name="RTF_Num 2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9" style:display-name="RTF_Num 2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2_20_10" style:display-name="RTF_Num 2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1" style:display-name="RTF_Num 3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2" style:display-name="RTF_Num 3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3" style:display-name="RTF_Num 3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4" style:display-name="RTF_Num 3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5" style:display-name="RTF_Num 3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6" style:display-name="RTF_Num 3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7" style:display-name="RTF_Num 3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8" style:display-name="RTF_Num 3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9" style:display-name="RTF_Num 3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3_20_10" style:display-name="RTF_Num 3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1" style:display-name="RTF_Num 4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2" style:display-name="RTF_Num 4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3" style:display-name="RTF_Num 4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4" style:display-name="RTF_Num 4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5" style:display-name="RTF_Num 4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6" style:display-name="RTF_Num 4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7" style:display-name="RTF_Num 4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8" style:display-name="RTF_Num 4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9" style:display-name="RTF_Num 4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4_20_10" style:display-name="RTF_Num 4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1" style:display-name="RTF_Num 5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2" style:display-name="RTF_Num 5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3" style:display-name="RTF_Num 5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4" style:display-name="RTF_Num 5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5" style:display-name="RTF_Num 5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6" style:display-name="RTF_Num 5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7" style:display-name="RTF_Num 5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8" style:display-name="RTF_Num 5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9" style:display-name="RTF_Num 5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5_20_10" style:display-name="RTF_Num 5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1" style:display-name="RTF_Num 6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2" style:display-name="RTF_Num 6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3" style:display-name="RTF_Num 6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4" style:display-name="RTF_Num 6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5" style:display-name="RTF_Num 6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6" style:display-name="RTF_Num 6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7" style:display-name="RTF_Num 6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8" style:display-name="RTF_Num 6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9" style:display-name="RTF_Num 6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6_20_10" style:display-name="RTF_Num 6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1" style:display-name="RTF_Num 7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2" style:display-name="RTF_Num 7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3" style:display-name="RTF_Num 7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4" style:display-name="RTF_Num 7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5" style:display-name="RTF_Num 7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6" style:display-name="RTF_Num 7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7" style:display-name="RTF_Num 7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8" style:display-name="RTF_Num 7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9" style:display-name="RTF_Num 7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7_20_10" style:display-name="RTF_Num 7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1" style:display-name="RTF_Num 8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2" style:display-name="RTF_Num 8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3" style:display-name="RTF_Num 8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4" style:display-name="RTF_Num 8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5" style:display-name="RTF_Num 8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6" style:display-name="RTF_Num 8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7" style:display-name="RTF_Num 8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8" style:display-name="RTF_Num 8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9" style:display-name="RTF_Num 8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8_20_10" style:display-name="RTF_Num 8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1" style:display-name="RTF_Num 9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2" style:display-name="RTF_Num 9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3" style:display-name="RTF_Num 9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4" style:display-name="RTF_Num 9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5" style:display-name="RTF_Num 9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6" style:display-name="RTF_Num 9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7" style:display-name="RTF_Num 9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8" style:display-name="RTF_Num 9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9" style:display-name="RTF_Num 9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9_20_10" style:display-name="RTF_Num 9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1" style:display-name="RTF_Num 10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2" style:display-name="RTF_Num 10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3" style:display-name="RTF_Num 10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4" style:display-name="RTF_Num 10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5" style:display-name="RTF_Num 10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6" style:display-name="RTF_Num 10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7" style:display-name="RTF_Num 10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8" style:display-name="RTF_Num 10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9" style:display-name="RTF_Num 10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0_20_10" style:display-name="RTF_Num 10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1" style:display-name="RTF_Num 11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2" style:display-name="RTF_Num 11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3" style:display-name="RTF_Num 11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4" style:display-name="RTF_Num 11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5" style:display-name="RTF_Num 11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6" style:display-name="RTF_Num 11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7" style:display-name="RTF_Num 11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8" style:display-name="RTF_Num 11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9" style:display-name="RTF_Num 11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1_20_10" style:display-name="RTF_Num 11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1" style:display-name="RTF_Num 12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2" style:display-name="RTF_Num 12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3" style:display-name="RTF_Num 12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4" style:display-name="RTF_Num 12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5" style:display-name="RTF_Num 12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6" style:display-name="RTF_Num 12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7" style:display-name="RTF_Num 12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8" style:display-name="RTF_Num 12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9" style:display-name="RTF_Num 12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2_20_10" style:display-name="RTF_Num 12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1" style:display-name="RTF_Num 13 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2" style:display-name="RTF_Num 13 2"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3" style:display-name="RTF_Num 13 3"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4" style:display-name="RTF_Num 13 4"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5" style:display-name="RTF_Num 13 5"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6" style:display-name="RTF_Num 13 6"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7" style:display-name="RTF_Num 13 7"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8" style:display-name="RTF_Num 13 8"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9" style:display-name="RTF_Num 13 9"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RTF_5f_Num_20_13_20_10" style:display-name="RTF_Num 13 10"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Bullet_20_Symbols_20__28_user_29_" style:display-name="Bullet Symbols (user)" style:family="text">
      <style:text-properties style:font-name="StarSymbol" fo:font-family="StarSymbol, 'Arial Unicode MS'" fo:font-size="9pt" fo:language="en" fo:country="US" style:font-name-asian="StarSymbol" style:font-family-asian="StarSymbol, 'Arial Unicode MS'" style:font-size-asian="9pt" style:language-asian="en" style:country-asian="US" style:font-name-complex="StarSymbol" style:font-family-complex="StarSymbol, 'Arial Unicode MS'"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font-size-asian="12pt" style:language-asian="en" style:country-asian="US" style:font-size-complex="12pt"/>
    </style:style>
    <style:style style:name="ACRONYM" style:family="text"/>
    <style:style style:name="WW8Num18z0" style:family="text">
      <style:text-properties style:font-name="StarSymbol1" fo:font-family="StarSymbol, 'Arial Unicode MS'" style:font-charset="x-symbol" fo:font-size="9pt" style:font-name-asian="StarSymbol1" style:font-family-asian="StarSymbol, 'Arial Unicode MS'" style:font-charset-asian="x-symbol" style:font-size-asian="9pt" style:font-name-complex="StarSymbol1" style:font-family-complex="StarSymbol, 'Arial Unicode MS'" style:font-charset-complex="x-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1"/>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1"/>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style>
    <style:style style:name="MP2" style:family="paragraph" style:parent-style-name="Header">
      <loext:graphic-properties draw:fill="solid" draw:fill-color="#e6e6e6" draw:opacity="100%"/>
      <style:paragraph-properties fo:text-align="center" style:justify-single-word="false" fo:background-color="#e6e6e6">
        <style:tab-stops>
          <style:tab-stop style:position="1.217cm"/>
          <style:tab-stop style:position="16.999cm" style:type="right"/>
        </style:tab-stops>
      </style:paragraph-properties>
      <style:text-properties fo:font-weight="bold" style:font-weight-asian="bold" style:font-weight-complex="bold"/>
    </style:style>
    <style:style style:name="MP3" style:family="paragraph" style:parent-style-name="Header">
      <loext:graphic-properties draw:fill="solid" draw:fill-color="#e6e6e6" draw:opacity="100%"/>
      <style:paragraph-properties fo:text-align="center" style:justify-single-word="false" fo:background-color="#e6e6e6"/>
    </style:style>
    <style:style style:name="MP4" style:family="paragraph" style:parent-style-name="Footer">
      <loext:graphic-properties draw:fill="solid" draw:fill-color="#e6e6e6" draw:opacity="100%"/>
      <style:paragraph-properties fo:background-color="#e6e6e6"/>
    </style:style>
    <style:style style:name="MP5" style:family="paragraph" style:parent-style-name="Footer">
      <loext:graphic-properties draw:fill="solid" draw:fill-color="#e6e6e6" draw:opacity="100%"/>
      <style:paragraph-properties fo:text-align="end" style:justify-single-word="false" fo:background-color="#e6e6e6"/>
    </style:style>
    <style:style style:name="MT1" style:family="text">
      <style:text-properties style:font-name-asian="Garamond"/>
    </style:style>
    <style:style style:name="MT2" style:family="text">
      <style:text-properties fo:font-weight="bold" style:font-weight-asian="bold" style:font-weight-complex="bold"/>
    </style:style>
    <style:style style:name="MT3" style:family="text"/>
    <style:style style:name="Mfr1" style:family="graphic" style:parent-style-name="Graphics">
      <style:graphic-properties style:wrap="none" style:vertical-pos="from-top" style:vertical-rel="paragraph" style:horizontal-pos="from-left"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124cm" fo:margin-left="0cm" fo:margin-right="0cm" fo:margin-bottom="3.025cm" style:dynamic-spacing="true"/>
      </style:header-style>
      <style:footer-style>
        <style:header-footer-properties fo:min-height="2.468cm" fo:margin-left="0cm" fo:margin-right="0cm" fo:margin-top="2.369cm" style:dynamic-spacing="true"/>
      </style:footer-style>
    </style:page-layout>
  </office:automatic-styles>
  <office:master-styles>
    <style:master-page style:name="Standard" style:page-layout-name="Mpm1">
      <style:header>
        <text:p text:style-name="MP1"><draw:frame draw:style-name="Mfr1" draw:name="graphics1" text:anchor-type="char" svg:x="0.323cm" svg:y="0.058cm" svg:width="2.542cm" svg:height="2.552cm" draw:z-index="5"><draw:image xlink:href="Pictures/1000020100000384000003883B321EA1259B773E.png" xlink:type="simple" xlink:show="embed" xlink:actuate="onLoad"/></draw:frame><text:tab/></text:p>
        <text:p text:style-name="MP1"><text:span text:style-name="MT1"><text:s text:c="3"/></text:span><text:span text:style-name="MT2">PostgreSQLFr</text:span></text:p>
        <text:p text:style-name="MP2">Association loi 1901</text:p>
        <text:p text:style-name="MP3"><text:span text:style-name="MT1"><text:s text:c="3"/></text:span>Carpeaux Diem<text:line-break/>13, rue du Square Carpeaux </text:p>
        <text:p text:style-name="MP3"><text:span text:style-name="MT1"><text:s text:c="3"/></text:span>75018 PARIS FRANCE<text:line-break/> <text:s text:c="2"/>Website: <text:a xlink:type="simple" xlink:href="http://www.postgresql.eu/" text:style-name="Internet_20_link" text:visited-style-name="Visited_20_Internet_20_Link"><text:span text:style-name="Internet_20_link">http://asso.postgresql.fr/</text:span></text:a></text:p>
        <text:p text:style-name="MP3"/>
      </style:header>
      <style:footer>
        <text:p text:style-name="MP4"/>
        <text:p text:style-name="MP4">PostgreSQLFr est association à but non lucratif ayant pour but la promotion de PostgreSQL et des logiciels libres au sein de la communauté francophone.</text:p>
        <text:p text:style-name="MP4">Pour plus d'information sur ses objectifs et ses statuts, visitez le site web</text:p>
        <text:p text:style-name="MP4"><text:s/><text:a xlink:type="simple" xlink:href="http://www.postgresql.eu/" text:style-name="Internet_20_link" text:visited-style-name="Visited_20_Internet_20_Link"><text:span text:style-name="Internet_20_link">http://asso.postgresql.fr/</text:span></text:a></text:p>
        <text:p text:style-name="MP5">page <text:page-number text:select-page="current">6</text:page-number> of <text:page-count style:num-format="1">6</text:page-count></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7-20T21:12:46</meta:creation-date>
    <dc:date>2018-02-17T20:34:06.076291660</dc:date>
    <meta:editing-cycles>71</meta:editing-cycles>
    <meta:editing-duration>PT19H34M58S</meta:editing-duration>
    <meta:generator>LibreOffice/5.1.6.2$Linux_X86_64 LibreOffice_project/10m0$Build-2</meta:generator>
    <meta:document-statistic meta:table-count="1" meta:image-count="1" meta:object-count="0" meta:page-count="6" meta:paragraph-count="99" meta:word-count="1820" meta:character-count="11797" meta:non-whitespace-character-count="10016"/>
  </office:meta>
</office:document-meta>
</file>